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4"/>
        <table:table-column table:style-name="co30" table:default-cell-style-name="ce34"/>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3" table:default-cell-style-name="ce22"/>
        <table:table-column table:style-name="co34" table:default-cell-style-name="ce22"/>
        <table:table-column table:style-name="co35"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8"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8"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i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
          <table:table-cell table:style-name="ce18" office:value-type="date" office:date-value="2017-09-17" calcext:value-type="date">
            <text:p>2017-09-17</text:p>
          </table:table-cell>
          <table:table-cell table:number-columns-repeated="7"/>
          <table:table-cell office:value-type="string" calcext:value-type="string">
            <text:p>- Do everything</text:p>
          </table:table-cell>
          <table:table-cell table:number-columns-repeated="1015"/>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03:25:50.65230867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03:45:16.627768170</dc:date>
    <meta:creation-date>2016-09-05T22:47:24Z</meta:creation-date>
    <meta:editing-cycles>1128</meta:editing-cycles>
    <meta:editing-duration>P22DT1H36M45S</meta:editing-duration>
    <meta:generator>LibreOffice/5.2.3.3$Linux_X86_64 LibreOffice_project/20m0$Build-3</meta:generator>
    <meta:document-statistic meta:table-count="4" meta:cell-count="3621" meta:object-count="0"/>
  </office:meta>
</office:document-meta>
</file>